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straight</text:p>
          </table:table-cell>
        </table:table-row>
        <table:table-row table:style-name="ro2">
          <table:table-cell office:value-type="string" calcext:value-type="string">
            <text:p>Informed-RRT*</text:p>
          </table:table-cell>
          <table:table-cell office:value-type="float" office:value="334019" calcext:value-type="float">
            <text:p>334019</text:p>
          </table:table-cell>
          <table:table-cell office:value-type="float" office:value="141.326" calcext:value-type="float">
            <text:p>141.326</text:p>
          </table:table-cell>
          <table:table-cell office:value-type="float" office:value="6529" calcext:value-type="float">
            <text:p>6529</text:p>
          </table:table-cell>
          <table:table-cell office:value-type="float" office:value="6449.81" calcext:value-type="float">
            <text:p>6449.81</text:p>
          </table:table-cell>
          <table:table-cell office:value-type="float" office:value="3535.53" calcext:value-type="float">
            <text:p>3535.53</text:p>
          </table:table-cell>
        </table:table-row>
        <table:table-row table:style-name="ro2">
          <table:table-cell office:value-type="string" calcext:value-type="string">
            <text:p>PEI-RRT*</text:p>
          </table:table-cell>
          <table:table-cell office:value-type="float" office:value="334019" calcext:value-type="float">
            <text:p>334019</text:p>
          </table:table-cell>
          <table:table-cell office:value-type="float" office:value="22.8" calcext:value-type="float">
            <text:p>22.8</text:p>
          </table:table-cell>
          <table:table-cell office:value-type="float" office:value="1374" calcext:value-type="float">
            <text:p>1374</text:p>
          </table:table-cell>
          <table:table-cell office:value-type="float" office:value="5542.67" calcext:value-type="float">
            <text:p>5542.67</text:p>
          </table:table-cell>
          <table:table-cell office:value-type="float" office:value="3535.53" calcext:value-type="float">
            <text:p>3535.53</text:p>
          </table:table-cell>
        </table:table-row>
        <table:table-row table:style-name="ro2">
          <table:table-cell office:value-type="string" calcext:value-type="string">
            <text:p>APEI-RRT*</text:p>
          </table:table-cell>
          <table:table-cell office:value-type="float" office:value="334019" calcext:value-type="float">
            <text:p>334019</text:p>
          </table:table-cell>
          <table:table-cell office:value-type="float" office:value="9.16" calcext:value-type="float">
            <text:p>9.16</text:p>
          </table:table-cell>
          <table:table-cell office:value-type="float" office:value="431" calcext:value-type="float">
            <text:p>431</text:p>
          </table:table-cell>
          <table:table-cell office:value-type="float" office:value="4723.3" calcext:value-type="float">
            <text:p>4723.3</text:p>
          </table:table-cell>
          <table:table-cell office:value-type="float" office:value="3535.53" calcext:value-type="float">
            <text:p>3535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9T00:20:15.313491736</meta:creation-date>
    <dc:date>2024-07-09T00:22:55.069464142</dc:date>
    <meta:editing-duration>PT2M40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